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officeooo:paragraph-rsid="00040fc2" fo:hyphenate="true" fo:hyphenation-remain-char-count="2" fo:hyphenation-push-char-count="2"/>
    </style:style>
    <style:style style:name="P2" style:family="paragraph" style:parent-style-name="Standard">
      <style:text-properties fo:language="de" fo:country="AT" officeooo:paragraph-rsid="00040fc2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list-style-name="List_20_3">
      <style:paragraph-properties fo:hyphenation-ladder-count="no-limit"/>
      <style:text-properties officeooo:paragraph-rsid="00040fc2" fo:hyphenate="true" fo:hyphenation-remain-char-count="2" fo:hyphenation-push-char-count="2"/>
    </style:style>
    <style:style style:name="P7" style:family="paragraph" style:parent-style-name="Standard" style:list-style-name="WW8Num31">
      <style:text-properties officeooo:paragraph-rsid="00040fc2"/>
    </style:style>
    <style:style style:name="P8" style:family="paragraph" style:parent-style-name="Standard" style:list-style-name="WW8Num31">
      <style:text-properties officeooo:paragraph-rsid="00071149"/>
    </style:style>
    <style:style style:name="P9" style:family="paragraph" style:parent-style-name="Standard" style:list-style-name="WW8Num31">
      <style:text-properties fo:language="de" fo:country="AT" officeooo:paragraph-rsid="00040fc2"/>
    </style:style>
    <style:style style:name="P10" style:family="paragraph" style:parent-style-name="Standard" style:list-style-name="WW8Num31">
      <style:text-properties fo:language="de" fo:country="AT" officeooo:paragraph-rsid="0007ca98"/>
    </style:style>
    <style:style style:name="P11" style:family="paragraph" style:parent-style-name="Standard" style:list-style-name="WW8Num15">
      <style:text-properties officeooo:paragraph-rsid="00040fc2"/>
    </style:style>
    <style:style style:name="P12" style:family="paragraph" style:parent-style-name="Standard" style:list-style-name="WW8Num28">
      <style:text-properties officeooo:paragraph-rsid="00040fc2"/>
    </style:style>
    <style:style style:name="P13" style:family="paragraph" style:parent-style-name="Standard" style:list-style-name="WW8Num2">
      <style:text-properties officeooo:paragraph-rsid="00040fc2"/>
    </style:style>
    <style:style style:name="P14" style:family="paragraph" style:parent-style-name="Heading_20_1">
      <style:text-properties officeooo:rsid="00040fc2"/>
    </style:style>
    <style:style style:name="P15" style:family="paragraph" style:parent-style-name="Text_20_body" style:list-style-name="WW8Num31">
      <style:paragraph-properties fo:margin-top="0.106cm" fo:margin-bottom="0cm" style:contextual-spacing="false" fo:text-align="start" style:justify-single-word="false"/>
      <style:text-properties fo:font-style="normal" officeooo:paragraph-rsid="000871df" style:font-style-asian="normal" style:font-style-complex="normal"/>
    </style:style>
    <style:style style:name="P16" style:family="paragraph" style:parent-style-name="Text_20_body" style:list-style-name="WW8Num31">
      <style:paragraph-properties fo:margin-top="0.106cm" fo:margin-bottom="0cm" style:contextual-spacing="false" fo:text-align="start" style:justify-single-word="false"/>
      <style:text-properties fo:language="de" fo:country="AT" fo:font-style="normal" officeooo:paragraph-rsid="000871df" style:font-style-asian="normal" style:font-style-complex="normal"/>
    </style:style>
    <style:style style:name="P17" style:family="paragraph" style:parent-style-name="Heading_20_2">
      <style:paragraph-properties>
        <style:tab-stops>
          <style:tab-stop style:position="0cm"/>
        </style:tab-stops>
      </style:paragraph-properties>
      <style:text-properties officeooo:paragraph-rsid="00040fc2"/>
    </style:style>
    <style:style style:name="T1" style:family="text">
      <style:text-properties officeooo:rsid="00040fc2"/>
    </style:style>
    <style:style style:name="T2" style:family="text">
      <style:text-properties fo:language="de" fo:country="AT"/>
    </style:style>
    <style:style style:name="T3" style:family="text">
      <style:text-properties fo:language="de" fo:country="AT" fo:font-style="italic" style:font-style-asian="italic"/>
    </style:style>
    <style:style style:name="T4" style:family="text">
      <style:text-properties fo:language="de" fo:country="AT" fo:font-style="italic" style:font-style-asian="italic" style:font-style-complex="italic"/>
    </style:style>
    <style:style style:name="T5" style:family="text">
      <style:text-properties fo:language="de" fo:country="AT" fo:font-style="italic" officeooo:rsid="000871df" style:font-style-asian="italic"/>
    </style:style>
    <style:style style:name="T6" style:family="text">
      <style:text-properties fo:language="de" fo:country="AT" fo:font-weight="bold" style:font-weight-asian="bold"/>
    </style:style>
    <style:style style:name="T7" style:family="text">
      <style:text-properties fo:language="de" fo:country="AT" fo:font-weight="bold" officeooo:rsid="00040fc2" style:font-weight-asian="bold"/>
    </style:style>
    <style:style style:name="T8" style:family="text">
      <style:text-properties fo:language="de" fo:country="AT" officeooo:rsid="00071149"/>
    </style:style>
    <style:style style:name="T9" style:family="text">
      <style:text-properties style:font-name="Verdana3" fo:font-size="9.5pt" style:font-size-asian="9.5pt" style:language-asian="de" style:country-asian="DE" style:font-name-complex="Verdana3" style:font-size-complex="9.5pt"/>
    </style:style>
    <style:style style:name="T10" style:family="text">
      <style:text-properties style:font-name="Courier New1" fo:language="de" fo:country="AT" style:font-name-complex="Courier New1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040fc2" style:font-weight-asian="bold"/>
    </style:style>
    <style:style style:name="T13" style:family="text">
      <style:text-properties officeooo:rsid="00059b39"/>
    </style:style>
    <style:style style:name="T14" style:family="text">
      <style:text-properties officeooo:rsid="0006eb7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871df" style:font-style-asian="italic" style:font-style-complex="italic"/>
    </style:style>
    <style:style style:name="T17" style:family="text">
      <style:text-properties fo:font-style="italic" officeooo:rsid="00059b39" style:font-style-asian="italic" style:font-style-complex="italic"/>
    </style:style>
    <style:style style:name="T18" style:family="text">
      <style:text-properties fo:font-style="italic" officeooo:rsid="0007ca98" style:font-style-asian="italic" style:font-style-complex="italic"/>
    </style:style>
    <style:style style:name="T19" style:family="text">
      <style:text-properties officeooo:rsid="000871df"/>
    </style:style>
    <style:style style:name="T20" style:family="text">
      <style:text-properties officeooo:rsid="000987ff"/>
    </style:style>
    <style:style style:name="T21" style:family="text">
      <style:text-properties officeooo:rsid="000c5f43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"><text:a xlink:type="simple" xlink:href="#__RefHeading__4306_1589765986" text:style-name="Internet_20_link" text:visited-style-name="Internet_20_link">1. </text:a>Linux anwenden: Die shell<text:tab/>1</text:p>
          <text:p text:style-name="P5"><text:a xlink:type="simple" xlink:href="#__RefHeading__4308_1589765986" text:style-name="Internet_20_link" text:visited-style-name="Internet_20_link">1.1. </text:a>Ziele<text:tab/>1</text:p>
          <text:p text:style-name="P5"><text:a xlink:type="simple" xlink:href="#__RefHeading__4312_1589765986" text:style-name="Internet_20_link" text:visited-style-name="Internet_20_link">1.2. </text:a>Aufgaben<text:tab/>1</text:p>
          <text:p text:style-name="P4"><text:a xlink:type="simple" xlink:href="#__RefHeading__4314_1589765986" text:style-name="Internet_20_link" text:visited-style-name="Internet_20_link">1.2.1. </text:a>Hilfesystem: man<text:tab/>1</text:p>
          <text:p text:style-name="P4"><text:a xlink:type="simple" xlink:href="#__RefHeading__4316_1589765986" text:style-name="Internet_20_link" text:visited-style-name="Internet_20_link">1.2.2. </text:a>Filesystem: cd, ls, pwd, cp, mv, rm, touch, locate, find<text:tab/>1</text:p>
          <text:p text:style-name="P4"><text:a xlink:type="simple" xlink:href="#__RefHeading__4318_1589765986" text:style-name="Internet_20_link" text:visited-style-name="Internet_20_link">1.2.3. </text:a>Fileberechtigungen: chmod, chown, ch<text:tab/>2</text:p>
          <text:p text:style-name="P4"><text:a xlink:type="simple" xlink:href="#__RefHeading__4320_1589765986" text:style-name="Internet_20_link" text:visited-style-name="Internet_20_link">1.2.4. </text:a>Umgebungsvariablen: set, export<text:tab/>2</text:p>
          <text:p text:style-name="P4"><text:a xlink:type="simple" xlink:href="#__RefHeading__4322_1589765986" text:style-name="Internet_20_link" text:visited-style-name="Internet_20_link">1.2.5. </text:a>Dateien: tar, gz, strings<text:tab/>2</text:p>
          <text:p text:style-name="P4"><text:a xlink:type="simple" xlink:href="#__RefHeading__4324_1589765986" text:style-name="Internet_20_link" text:visited-style-name="Internet_20_link">1.2.6. </text:a>Textdateien: cat, head, tail, less, grep, sort<text:tab/>2</text:p>
          <text:p text:style-name="P4"><text:a xlink:type="simple" xlink:href="#__RefHeading__4326_1589765986" text:style-name="Internet_20_link" text:visited-style-name="Internet_20_link">1.2.7. </text:a>Nutzerinformationen: groups, logname, users<text:tab/>2</text:p>
          <text:p text:style-name="P4"><text:a xlink:type="simple" xlink:href="#__RefHeading__4328_1589765986" text:style-name="Internet_20_link" text:visited-style-name="Internet_20_link">1.2.8. </text:a>Prozesse: kill, nohup, ps, top<text:tab/>2</text:p>
          <text:p text:style-name="P4"><text:a xlink:type="simple" xlink:href="#__RefHeading__4330_1589765986" text:style-name="Internet_20_link" text:visited-style-name="Internet_20_link">1.2.9. </text:a>Systeminformationen: df, du, uptime, free, uname<text:tab/>2</text:p>
          <text:p text:style-name="P4"><text:a xlink:type="simple" xlink:href="#__RefHeading__4332_1589765986" text:style-name="Internet_20_link" text:visited-style-name="Internet_20_link">1.2.10. </text:a>+Sonstige Übungen (für Fortgeschrittene):<text:tab/>2</text:p>
          <text:p text:style-name="P4"><text:a xlink:type="simple" xlink:href="#__RefHeading__4334_1589765986" text:style-name="Internet_20_link" text:visited-style-name="Internet_20_link">1.2.11. </text:a>+Shell Scripts: Machen Sie sich mit ShellScripts vertraut<text:tab/>3</text:p>
        </text:index-body>
      </text:table-of-content>
      <text:h text:style-name="P14" text:outline-level="1" text:restart-numbering="true" text:start-value="-1"><text:bookmark-start text:name="__RefHeading__4306_1589765986"/>Linux anwenden: Die shell<text:bookmark-end text:name="__RefHeading__4306_1589765986"/></text:h>
      <text:h text:style-name="Heading_20_2" text:outline-level="2"><text:bookmark-start text:name="__RefHeading__4308_1589765986"/>Ziele<text:bookmark-end text:name="__RefHeading__4308_1589765986"/></text:h>
      <text:list xml:id="list5493329748443979966" text:style-name="List_20_3">
        <text:list-item>
          <text:list>
            <text:list-item>
              <text:p text:style-name="P6"><text:a xlink:type="simple" xlink:href="http://de.linwiki.org/wiki/Linuxfibel"><text:span text:style-name="Internet_20_link">http://de.linwiki.org/wiki/Linuxfibel</text:span></text:a></text:p>
            </text:list-item>
            <text:list-item>
              <text:p text:style-name="P6"><text:span text:style-name="Internet_20_link"><text:span text:style-name="T1">http://wiki.ubuntuusers.de/Shell/Einf%C3%BChrung</text:span></text:span></text:p>
            </text:list-item>
            <text:list-item>
              <text:p text:style-name="P6"><text:a xlink:type="simple" xlink:href="http://wiki.ubuntuusers.de/Shell/Befehlsübersicht"><text:span text:style-name="Internet_20_link"><text:span text:style-name="T1">http://wiki.ubuntuusers.de/Shell/Befehls%C3%BCbersicht</text:span></text:span></text:a></text:p>
            </text:list-item>
            <text:list-item>
              <text:p text:style-name="P6"><text:a xlink:type="simple" xlink:href="http://wiki.ubuntuusers.de/Shell/Bash-Skripting-Guide_für_Anfänger"><text:span text:style-name="Internet_20_link"><text:span text:style-name="T1">http://wiki.ubuntuusers.de/Shell/Bash-Skripting-Guide_f%C3%BCr_Anf%C3%A4nger</text:span></text:span></text:a></text:p>
            </text:list-item>
          </text:list>
        </text:list-item>
      </text:list>
      <text:p text:style-name="P1"/>
      <text:h text:style-name="P17" text:outline-level="2"><text:bookmark-start text:name="__RefHeading__4312_1589765986"/>Aufgaben<text:bookmark-end text:name="__RefHeading__4312_1589765986"/></text:h>
      <text:h text:style-name="Heading_20_3" text:outline-level="3"><text:bookmark-start text:name="__RefHeading__4314_1589765986"/>Hilfesystem: man<text:bookmark-end text:name="__RefHeading__4314_1589765986"/></text:h>
      <text:list xml:id="list1956197520143296176" text:style-name="WW8Num31">
        <text:list-item>
          <text:p text:style-name="P7"><text:span text:style-name="T2">Bei allen nachfolgenden Aufgaben können Sie die Funktionen der Kommandos mittels „man [befehl]“ nachlesen (alternativ auch </text:span><text:a xlink:type="simple" xlink:href="http://de.linwiki.org/wiki/Linuxfibel"><text:span text:style-name="Internet_20_link"><text:span text:style-name="T2">http://de.linwiki.org/wiki/Linuxfibel</text:span></text:span></text:a><text:span text:style-name="T2">).<text:line-break/>Sollten die Man-Pages nachinstalliert werden müssen, so können Sie dies unter Ubuntu wie folgt: <text:s/>sudo </text:span><text:span text:style-name="T9">apt-get install manpages-dev</text:span></text:p>
        </text:list-item>
      </text:list>
      <text:h text:style-name="Heading_20_3" text:outline-level="3"><text:bookmark-start text:name="__RefHeading__4316_1589765986"/>Filesystem: cd, ls, pwd, cp, mv, rm, touch, locate, find<text:bookmark-end text:name="__RefHeading__4316_1589765986"/></text:h>
      <text:list xml:id="list90737944603905" text:continue-numbering="true" text:style-name="WW8Num31">
        <text:list-item>
          <text:p text:style-name="P9">Erzeugen Sie ein Verzeichnis mit Namen <text:span text:style-name="T15">labor1</text:span> in ihrem Home-Verzeichnis.</text:p>
        </text:list-item>
        <text:list-item>
          <text:p text:style-name="P9">Erzeugen Sie im Home-Verzeichnis eine leere Datei mit Namen <text:span text:style-name="T15">leer1</text:span> und kopieren Sie diese in das neu erstellte Verzeichnis.</text:p>
        </text:list-item>
        <text:list-item>
          <text:p text:style-name="P9">Wechseln Sie ins Verzeichnis <text:span text:style-name="T15">labor1</text:span> und geben Sie den Verzeichnis-Pfad auf dem Bildschirm aus.</text:p>
        </text:list-item>
        <text:list-item>
          <text:p text:style-name="P9">Suchen Sie alle Dateien im System <text:span text:style-name="T19">ab dem Ordner /usr/include</text:span>, die den Begriff <text:span text:style-name="T16">std</text:span> beinhalten und speichern Sie das Ergebnis in der Datei <text:span text:style-name="T16">std</text:span><text:span text:style-name="T15">_</text:span><text:span text:style-name="T16">header-files_</text:span><text:span text:style-name="T15">in_linux.</text:span><text:span text:style-name="T16">txt</text:span>.</text:p>
        </text:list-item>
        <text:list-item>
          <text:p text:style-name="P15">Richten Sie in Ihrem <text:span text:style-name="T19">Home</text:span>verzeichnis folgende Verzeichnisstruktur ein:<text:line-break/> <text:s text:c="30"/>- schule <text:s text:c="6"/>- bs<text:line-break/> <text:s text:c="50"/>- db<text:line-break/> <text:s text:c="50"/>- prog<text:line-break/> <text:s text:c="30"/>- privat <text:s text:c="8"/>- mutti<text:line-break/> <text:s text:c="50"/>- vati<text:line-break/> <text:s text:c="30"/>- download<text:line-break/> <text:s text:c="30"/>- sonst</text:p>
        </text:list-item>
        <text:list-item>
          <text:p text:style-name="P16">Ändern Sie die Verzeichnisstruktur der vorherigen Aufgabe in folgende Struktur ab:<text:line-break/> <text:s text:c="29"/>- school <text:s text:c="8"/>- bs<text:line-break/> <text:s text:c="50"/>- db<text:line-break/><text:soft-page-break/> <text:s text:c="30"/>- private <text:s text:c="7"/>- karl<text:line-break/> <text:s text:c="50"/>- heinz<text:line-break/> <text:s text:c="30"/>- sonst<text:line-break/> <text:s text:c="50"/>- download</text:p>
        </text:list-item>
      </text:list>
      <text:h text:style-name="Heading_20_3" text:outline-level="3"><text:bookmark-start text:name="__RefHeading__4318_1589765986"/>Fileberechtigungen: chmod, chown, <text:span text:style-name="T21">mv</text:span><text:bookmark-end text:name="__RefHeading__4318_1589765986"/></text:h>
      <text:list xml:id="list90738618473217" text:continue-numbering="true" text:style-name="WW8Num31">
        <text:list-item>
          <text:p text:style-name="P9">Ändern Sie die Dateiberechtigungen von <text:span text:style-name="T15">leer1</text:span> so, dass Sie nur von Ihnen lesbar ist.</text:p>
        </text:list-item>
        <text:list-item>
          <text:p text:style-name="P9">Geben Sie den Inhalt des aktuellen Verzeichnisses am Bildschirm aus.</text:p>
        </text:list-item>
        <text:list-item>
          <text:p text:style-name="P9">Machen Sie die Datei <text:span text:style-name="T15">leer1</text:span> für alle les-/schreib-/exekutierbar.</text:p>
        </text:list-item>
        <text:list-item>
          <text:p text:style-name="P8"><text:span text:style-name="T2">Ändern Sie den Besitzer der </text:span><text:span text:style-name="T8">Datei </text:span><text:span text:style-name="T4">leer1</text:span><text:span text:style-name="T2"> </text:span><text:span text:style-name="T8">auf den User</text:span><text:span text:style-name="T3"> </text:span><text:span text:style-name="T5">schueler</text:span><text:span text:style-name="T2">.</text:span></text:p>
        </text:list-item>
        <text:list-item>
          <text:p text:style-name="P9">Geben Sie das Listing des Home-Verzeichnisses aus und speichern Sie es in der Datei <text:span text:style-name="T15">leer1</text:span></text:p>
        </text:list-item>
        <text:list-item>
          <text:p text:style-name="P9">Ändern Sie den Namen der Daten <text:span text:style-name="T15">leer1</text:span> in <text:span text:style-name="T16">nichtleer</text:span>.</text:p>
        </text:list-item>
      </text:list>
      <text:p text:style-name="P2"/>
      <text:h text:style-name="Heading_20_3" text:outline-level="3"><text:bookmark-start text:name="__RefHeading__4320_1589765986"/>Umgebungsvariablen: set, export<text:bookmark-end text:name="__RefHeading__4320_1589765986"/></text:h>
      <text:list xml:id="list90737158561367" text:continue-numbering="true" text:style-name="WW8Num31">
        <text:list-item>
          <text:p text:style-name="P9">Geben Sie die Umgebungsvariablen am Bildschirm aus und hängen Sie die Liste der Variablen an die Datei <text:span text:style-name="T16">nichtleer</text:span>.</text:p>
        </text:list-item>
      </text:list>
      <text:h text:style-name="Heading_20_3" text:outline-level="3"><text:bookmark-start text:name="__RefHeading__4322_1589765986"/>Dateien: tar, gz, strings<text:bookmark-end text:name="__RefHeading__4322_1589765986"/></text:h>
      <text:list xml:id="list90738756013455" text:continue-numbering="true" text:style-name="WW8Num31">
        <text:list-item>
          <text:p text:style-name="P10"><text:span text:style-name="T13">Suchen Sie die Datei </text:span><text:span text:style-name="T17">dmesg</text:span><text:span text:style-name="T13"> und kopieren Sie diese ins Verzeichnis </text:span><text:span text:style-name="T17">labor1</text:span><text:span text:style-name="T13">. Gehen Sie in Ihr Homeverzeichnis und komprimieren Sie das Verzeichnis </text:span><text:span text:style-name="T17">labor1</text:span><text:span text:style-name="T13"> und alle darin befindlichen Dateien mit dem tar Befehl und erzeugen Sie somit die Datei namens </text:span><text:span text:style-name="T17">labor1.tar.gz</text:span><text:span text:style-name="T13">. Löschen Sie nun das Verzeichnis </text:span><text:span text:style-name="T17">labor1</text:span><text:span text:style-name="T13"> und <text:s/>d</text:span>ekomprimieren Sie <text:span text:style-name="T13">anschliessend die Datei </text:span><text:span text:style-name="T17">labor1.tar.gz</text:span><text:span text:style-name="T13">.</text:span></text:p>
        </text:list-item>
      </text:list>
      <text:h text:style-name="Heading_20_3" text:outline-level="3"><text:bookmark-start text:name="__RefHeading__4324_1589765986"/>Textdateien: cat, <text:span text:style-name="T20">head, </text:span>tail, less, grep, <text:span text:style-name="T20">sort</text:span><text:bookmark-end text:name="__RefHeading__4324_1589765986"/></text:h>
      <text:list xml:id="list90737222335545" text:continue-numbering="true" text:style-name="WW8Num31">
        <text:list-item>
          <text:p text:style-name="P10">Geben Sie die ersten 50 Zeilen der Datei <text:span text:style-name="T18">dmesg</text:span> am Bildschirm aus.</text:p>
        </text:list-item>
        <text:list-item>
          <text:p text:style-name="P10">Erstellen Sie eine neue Datei mit den ersten 100 Zeilen der Datei <text:span text:style-name="T18">dmesg</text:span> (Name beliebig) und eine Datei mit den letzten 100 Zeilen der Datei.</text:p>
        </text:list-item>
        <text:list-item>
          <text:p text:style-name="P10">Geben Sie alle Zeilen der Datei <text:span text:style-name="T18">dmesg</text:span> aus, die den Begriff <text:span text:style-name="T18">usb</text:span> enthalten.</text:p>
        </text:list-item>
        <text:list-item>
          <text:p text:style-name="P9">Geben Sie die Datei <text:span text:style-name="T15">/etc/passwd</text:span> in sortierter Reihenfolge mit nummerierten Zeilen am Bildschirm aus.</text:p>
        </text:list-item>
      </text:list>
      <text:h text:style-name="Heading_20_3" text:outline-level="3"><text:bookmark-start text:name="__RefHeading__4326_1589765986"/>Nutzerinformationen: groups, logname, users<text:bookmark-end text:name="__RefHeading__4326_1589765986"/></text:h>
      <text:list xml:id="list90736919109974" text:continue-numbering="true" text:style-name="WW8Num31">
        <text:list-item>
          <text:p text:style-name="P9">Welche Benutzer sind noch eingeloggt? </text:p>
        </text:list-item>
        <text:list-item>
          <text:p text:style-name="P9">Welchen Gruppen gehören Sie an?</text:p>
        </text:list-item>
        <text:list-item>
          <text:p text:style-name="P9">Wie lautet ihr login-name?</text:p>
        </text:list-item>
      </text:list>
      <text:h text:style-name="Heading_20_3" text:outline-level="3"><text:bookmark-start text:name="__RefHeading__4328_1589765986"/>Prozesse: kill, nohup, ps, top<text:bookmark-end text:name="__RefHeading__4328_1589765986"/></text:h>
      <text:list xml:id="list90738718806522" text:continue-numbering="true" text:style-name="WW8Num31">
        <text:list-item>
          <text:p text:style-name="P7"><text:span text:style-name="T2">Geben Sie alle Prozesse </text:span><text:span text:style-name="T6">sortiert</text:span><text:span text:style-name="T2"> aus und speichern Sie das Ergebnis in die Datei </text:span><text:span text:style-name="T4">prozess1</text:span><text:span text:style-name="T2"> im Verzeichnis </text:span><text:span text:style-name="T4">labor1</text:span><text:span text:style-name="T2">.</text:span></text:p>
        </text:list-item>
        <text:list-item>
          <text:p text:style-name="P9">Starten Sie den Prozess <text:span text:style-name="T15">sleep 1000</text:span> im Hintergrund und beenden Sie ihn unmittelbar nach dem Aufruf wieder.</text:p>
        </text:list-item>
      </text:list>
      <text:h text:style-name="Heading_20_3" text:outline-level="3"><text:bookmark-start text:name="__RefHeading__4330_1589765986"/>Systeminformationen: df, du, uptime, free, uname<text:bookmark-end text:name="__RefHeading__4330_1589765986"/></text:h>
      <text:list xml:id="list90737899636359" text:continue-numbering="true" text:style-name="WW8Num31">
        <text:list-item>
          <text:p text:style-name="P9">Speichern Sie folgende Informationen in eine Datei <text:span text:style-name="T15">sys_info</text:span>: <text:line-break/>freier Plattenplatz, Speicherverbrauch, Hauptspeicherauslastung, aktuelles Unix-System, Laufzeit des Systems.</text:p>
        </text:list-item>
      </text:list>
      <text:h text:style-name="Heading_20_3" text:outline-level="3"><text:bookmark-start text:name="__RefHeading__4332_1589765986"/><text:span text:style-name="T7">+</text:span><text:span text:style-name="T6">Sonstige Übungen </text:span><text:span text:style-name="T2">(für Fortgeschrittene)</text:span><text:span text:style-name="T6">:</text:span><text:bookmark-end text:name="__RefHeading__4332_1589765986"/></text:h>
      <text:list xml:id="list90737572922856" text:continue-numbering="true" text:style-name="WW8Num31">
        <text:list-item>
          <text:p text:style-name="P10">Wie viele Wörter/Zeilen hat die Datei <text:span text:style-name="T18">dmesg</text:span>? </text:p>
        </text:list-item>
        <text:list-item>
          <text:p text:style-name="P7"><text:span text:style-name="T2">Erstellen Sie ein C-Programm in einem Editor ihrer Wahl. <text:line-break/>Das Programm soll eine Zahl y als Eingabe in der Shell erwarten und folgenden Satz y </text:span><text:soft-page-break/><text:span text:style-name="T2">mal am Bildschirm ausgeben:<text:line-break/></text:span><text:span text:style-name="T10"><text:tab/>Hallo Linux-Welt</text:span></text:p>
        </text:list-item>
      </text:list>
      <text:h text:style-name="Heading_20_3" text:outline-level="3"><text:bookmark-start text:name="__RefHeading__4334_1589765986"/><text:span text:style-name="T12">+</text:span><text:span text:style-name="T11">Shell Scripts: </text:span>Machen Sie sich mit ShellScripts vertraut<text:bookmark-end text:name="__RefHeading__4334_1589765986"/></text:h>
      <text:list xml:id="list90737111839389" text:continue-list="list5493329748443979966" text:style-name="List_20_3">
        <text:list-item>
          <text:list>
            <text:list-item>
              <text:p text:style-name="P6"><text:a xlink:type="simple" xlink:href="http://wiki.ubuntuusers.de/Shell/Bash-Skripting-Guide_für_Anfänger"><text:span text:style-name="Internet_20_link"><text:span text:style-name="T1">http://wiki.ubuntuusers.de/Shell/Bash-Skripting-Guide_f%C3%BCr_Anf%C3%A4nger</text:span></text:span></text:a></text:p>
            </text:list-item>
            <text:list-item>
              <text:p text:style-name="P6"><text:a xlink:type="simple" xlink:href="http://steve-parker.org/sh/sh.shtml"><text:span text:style-name="Internet_20_link">http://steve-parker.org/sh/sh.shtml</text:span></text:a><text:line-break/></text:p>
            </text:list-item>
          </text:list>
        </text:list-item>
      </text:list>
      <text:list xml:id="list7591051351103043365" text:style-name="WW8Num15">
        <text:list-item>
          <text:p text:style-name="P11">Schreiben Sie ein Shellscript, <text:span text:style-name="T14">das</text:span> die Anzahl der Dateien im Verzeichnis $HOME zählt, den User nach Y/N fragt und anschließend folgende Informationen ausgibt:</text:p>
        </text:list-item>
      </text:list>
      <text:list xml:id="list3088119063905608157" text:style-name="WW8Num28">
        <text:list-item>
          <text:p text:style-name="P12">Datum + Uhrzeit</text:p>
        </text:list-item>
      </text:list>
      <text:list xml:id="list1202545724084963483" text:style-name="WW8Num2">
        <text:list-item>
          <text:p text:style-name="P13">MHz des Prozessors</text:p>
        </text:list-item>
        <text:list-item>
          <text:p text:style-name="P13">Anzahl Dateien</text:p>
        </text:list-item>
        <text:list-item>
          <text:p text:style-name="P13">User Einga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/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/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1z0" style:family="text">
      <style:text-properties fo:language="de" fo:country="A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5z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WW8Num25z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WW8Num25z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WW8Num25z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WW8Num25z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WW8Num25z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WW8Num25z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WW8Num25z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linux-shell-commands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4-03-06T10:18:11.971073000</meta:creation-date>
    <meta:editing-cycles>8</meta:editing-cycles>
    <meta:editing-duration>PT17M41S</meta:editing-duration>
    <meta:initial-creator>Anton Hofmann</meta:initial-creator>
    <dc:date>2016-02-25T09:07:36.063717800</dc:date>
    <dc:creator>hofmann </dc:creator>
    <meta:document-statistic meta:table-count="0" meta:image-count="0" meta:object-count="0" meta:page-count="3" meta:paragraph-count="69" meta:word-count="712" meta:character-count="5426" meta:non-whitespace-character-count="426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4-03-06T10:18:11.810183000"/>
  </office:meta>
</office:document-meta>
</file>